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GUTIERREZ MASIAS, MAURO</text:p>
            <text:p text:style-name="P5"><text:span text:style-name="T15">Dni</text:span><text:span text:style-name="T14">:42246499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E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9736413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ZAGACETA MACUYAMA, PAULO ALEXANDE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0230402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GUTIERREZ MASIAS, MAU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2246499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9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49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1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59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825025</text:span></text:p>
          </table:table-cell>
          <table:table-cell table:style-name="Tabla3.A2" office:value-type="string">
            <text:p text:style-name="P6"><text:span text:style-name="T11">LA2575</text:span></text:p>
          </table:table-cell>
          <table:table-cell table:style-name="Tabla3.A2" office:value-type="string">
            <text:p text:style-name="P6"><text:span text:style-name="T11">14:10 P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1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14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1:26:04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